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4dbac" officeooo:paragraph-rsid="0004dbac"/>
    </style:style>
    <style:style style:name="P2" style:family="paragraph" style:parent-style-name="Footer">
      <style:text-properties officeooo:rsid="00033513" officeooo:paragraph-rsid="00033513"/>
    </style:style>
    <style:style style:name="P3" style:family="paragraph" style:parent-style-name="Text_20_body">
      <style:text-properties officeooo:rsid="00033513" officeooo:paragraph-rsid="00033513"/>
    </style:style>
    <style:style style:name="P4" style:family="paragraph" style:parent-style-name="Text_20_body">
      <style:paragraph-properties fo:text-align="end" style:justify-single-word="false"/>
      <style:text-properties officeooo:rsid="00033513" officeooo:paragraph-rsid="00033513"/>
    </style:style>
    <style:style style:name="P5" style:family="paragraph" style:parent-style-name="Text_20_body">
      <style:text-properties officeooo:rsid="0005a1d7" officeooo:paragraph-rsid="0005a1d7"/>
    </style:style>
    <style:style style:name="P6" style:family="paragraph" style:parent-style-name="Text_20_body">
      <style:text-properties officeooo:rsid="00079f1b" officeooo:paragraph-rsid="00079f1b"/>
    </style:style>
    <style:style style:name="P7" style:family="paragraph" style:parent-style-name="Title">
      <style:text-properties officeooo:rsid="00033513" officeooo:paragraph-rsid="00033513"/>
    </style:style>
    <style:style style:name="P8" style:family="paragraph" style:parent-style-name="Subtitle">
      <style:text-properties officeooo:rsid="00033513" officeooo:paragraph-rsid="00033513"/>
    </style:style>
    <style:style style:name="P9" style:family="paragraph" style:parent-style-name="Text_20_body" style:list-style-name="L1">
      <style:text-properties fo:font-weight="bold" officeooo:rsid="00079f1b" officeooo:paragraph-rsid="00079f1b" style:font-weight-asian="bold" style:font-weight-complex="bold"/>
    </style:style>
    <style:style style:name="P10" style:family="paragraph" style:parent-style-name="Text_20_body" style:list-style-name="L1">
      <style:text-properties fo:font-weight="bold" officeooo:rsid="00079f1b" officeooo:paragraph-rsid="000b5877" style:font-weight-asian="bold" style:font-weight-complex="bold"/>
    </style:style>
    <style:style style:name="P11" style:family="paragraph" style:parent-style-name="Text_20_body" style:list-style-name="L2">
      <style:text-properties fo:font-weight="bold" officeooo:rsid="000e0926" officeooo:paragraph-rsid="000e0926" style:font-weight-asian="bold" style:font-weight-complex="bold"/>
    </style:style>
    <style:style style:name="P12" style:family="paragraph" style:parent-style-name="Text_20_body">
      <style:text-properties officeooo:rsid="000cdd80" officeooo:paragraph-rsid="000cdd80"/>
    </style:style>
    <style:style style:name="P13" style:family="paragraph" style:parent-style-name="Text_20_body">
      <style:text-properties officeooo:rsid="000e0926" officeooo:paragraph-rsid="000e0926"/>
    </style:style>
    <style:style style:name="P14" style:family="paragraph" style:parent-style-name="Text_20_body" style:list-style-name="L2">
      <style:text-properties officeooo:rsid="000e0926" officeooo:paragraph-rsid="000e0926"/>
    </style:style>
    <style:style style:name="P15" style:family="paragraph" style:parent-style-name="Text_20_body">
      <style:text-properties officeooo:rsid="000faaf5" officeooo:paragraph-rsid="000faaf5"/>
    </style:style>
    <style:style style:name="P16" style:family="paragraph" style:parent-style-name="Text_20_body">
      <style:text-properties officeooo:rsid="00110870" officeooo:paragraph-rsid="00110870"/>
    </style:style>
    <style:style style:name="P17" style:family="paragraph" style:parent-style-name="Text_20_body">
      <style:text-properties officeooo:rsid="001303e8" officeooo:paragraph-rsid="001303e8"/>
    </style:style>
    <style:style style:name="P18" style:family="paragraph" style:parent-style-name="Text_20_body">
      <style:text-properties officeooo:rsid="001303e8" officeooo:paragraph-rsid="0013fe1e"/>
    </style:style>
    <style:style style:name="P19" style:family="paragraph" style:parent-style-name="Text_20_body">
      <style:text-properties officeooo:rsid="0013fe1e" officeooo:paragraph-rsid="0013fe1e"/>
    </style:style>
    <style:style style:name="P20" style:family="paragraph" style:parent-style-name="Text_20_body" style:list-style-name="L3">
      <style:text-properties officeooo:rsid="0013fe1e" officeooo:paragraph-rsid="0013fe1e"/>
    </style:style>
    <style:style style:name="P21" style:family="paragraph" style:parent-style-name="Text_20_body">
      <style:text-properties officeooo:rsid="00142c9d" officeooo:paragraph-rsid="00142c9d"/>
    </style:style>
    <style:style style:name="P22" style:family="paragraph" style:parent-style-name="Text_20_body">
      <style:text-properties officeooo:paragraph-rsid="00142c9d"/>
    </style:style>
    <style:style style:name="P23" style:family="paragraph" style:parent-style-name="Text_20_body">
      <style:text-properties officeooo:rsid="0015b589" officeooo:paragraph-rsid="0015b589"/>
    </style:style>
    <style:style style:name="P24" style:family="paragraph" style:parent-style-name="Text_20_body">
      <style:paragraph-properties fo:margin-left="1.499cm" fo:margin-right="0cm" fo:text-indent="0cm" style:auto-text-indent="false">
        <style:tab-stops/>
      </style:paragraph-properties>
      <style:text-properties fo:font-weight="bold" officeooo:rsid="00079f1b" officeooo:paragraph-rsid="00079f1b" style:font-weight-asian="bold" style:font-weight-complex="bold"/>
    </style:style>
    <style:style style:name="P25" style:family="paragraph" style:parent-style-name="Text_20_body">
      <style:paragraph-properties fo:margin-left="1.499cm" fo:margin-right="0cm" fo:text-indent="0cm" style:auto-text-indent="false"/>
      <style:text-properties fo:font-weight="bold" officeooo:rsid="000cbe9d" officeooo:paragraph-rsid="000cbe9d" style:font-weight-asian="bold" style:font-weight-complex="bold"/>
    </style:style>
    <style:style style:name="P26" style:family="paragraph" style:parent-style-name="Text_20_body">
      <style:paragraph-properties fo:margin-left="1.499cm" fo:margin-right="0cm" fo:text-indent="0cm" style:auto-text-indent="false"/>
      <style:text-properties fo:font-weight="normal" officeooo:rsid="000cbe9d" officeooo:paragraph-rsid="000cbe9d" style:font-weight-asian="normal" style:font-weight-complex="normal"/>
    </style:style>
    <style:style style:name="P27" style:family="paragraph" style:parent-style-name="Heading_20_2">
      <style:text-properties officeooo:rsid="0006343e" officeooo:paragraph-rsid="0006343e"/>
    </style:style>
    <style:style style:name="P28" style:family="paragraph" style:parent-style-name="Heading_20_1">
      <style:text-properties officeooo:rsid="0005a1d7" officeooo:paragraph-rsid="0005a1d7"/>
    </style:style>
    <style:style style:name="P29" style:family="paragraph" style:parent-style-name="Heading_20_1">
      <style:text-properties officeooo:rsid="0006343e" officeooo:paragraph-rsid="0006343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/>
    </style:style>
    <style:style style:name="T3" style:family="text">
      <style:text-properties fo:font-size="15pt" style:font-size-asian="11pt" style:font-size-complex="11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7fb4a" style:font-weight-asian="normal" style:font-weight-complex="normal"/>
    </style:style>
    <style:style style:name="T6" style:family="text">
      <style:text-properties fo:font-weight="normal" officeooo:rsid="00093218" style:font-weight-asian="normal" style:font-weight-complex="normal"/>
    </style:style>
    <style:style style:name="T7" style:family="text">
      <style:text-properties fo:font-weight="normal" officeooo:rsid="000cbe9d" style:font-weight-asian="normal" style:font-weight-complex="normal"/>
    </style:style>
    <style:style style:name="T8" style:family="text">
      <style:text-properties fo:font-weight="normal" officeooo:rsid="000cdd80" style:font-weight-asian="normal" style:font-weight-complex="normal"/>
    </style:style>
    <style:style style:name="T9" style:family="text">
      <style:text-properties fo:font-weight="normal" officeooo:rsid="00110870" style:font-weight-asian="normal" style:font-weight-complex="normal"/>
    </style:style>
    <style:style style:name="T10" style:family="text">
      <style:text-properties fo:font-weight="normal" officeooo:rsid="001303e8" style:font-weight-asian="normal" style:font-weight-complex="normal"/>
    </style:style>
    <style:style style:name="T11" style:family="text">
      <style:text-properties fo:font-weight="normal" officeooo:rsid="0013fe1e" style:font-weight-asian="normal" style:font-weight-complex="normal"/>
    </style:style>
    <style:style style:name="T12" style:family="text">
      <style:text-properties officeooo:rsid="000b5877"/>
    </style:style>
    <style:style style:name="T13" style:family="text">
      <style:text-properties officeooo:rsid="000cdd80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faaf5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faaf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3fe1e" style:font-style-asian="normal" style:font-weight-asian="normal" style:font-style-complex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10870" style:font-weight-asian="bold" style:font-weight-complex="bold"/>
    </style:style>
    <style:style style:name="T22" style:family="text">
      <style:text-properties fo:font-weight="bold" officeooo:rsid="0013fe1e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fo:font-weight="normal" officeooo:rsid="000faaf5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3fe1e" style:font-style-asian="italic" style:font-weight-asian="normal" style:font-style-complex="italic" style:font-weight-complex="normal"/>
    </style:style>
    <style:style style:name="T26" style:family="text">
      <style:text-properties officeooo:rsid="00110870"/>
    </style:style>
    <style:style style:name="T27" style:family="text">
      <style:text-properties officeooo:rsid="00142c9d"/>
    </style:style>
    <style:style style:name="T28" style:family="text">
      <style:text-properties officeooo:rsid="0015b5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>Laboratorium<text:line-break/>Programowania Komputerów</text:p>
      <text:p text:style-name="P8">temat projektu:<text:line-break/>kalkulator ONP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<text:span text:style-name="T2">Autor: Tomasz Sitek<text:line-break/>Informatyka, sem 2., gr 3.<text:line-break/>Prowadzący: Grzegorz Wojciech Kwiatkowski</text:span><text:line-break/><text:span text:style-name="T3">Link:</text:span><text:span text:style-name="T1"> </text:span><text:a xlink:type="simple" xlink:href="https://drive.google.com/drive/folders/1QCtimQl6r52_n_LIUaAHS24fFz2Urxk9?usp=sharing" text:style-name="Internet_20_link" text:visited-style-name="Visited_20_Internet_20_Link"><text:span text:style-name="T1">https://drive.google.com/drive/folders/1QCtimQl6r52_n_LIUaAHS24fFz2Urxk9?usp=sharing</text:span></text:a></text:p>
      <text:h text:style-name="P28" text:outline-level="1"><text:soft-page-break/>1. Temat</text:h>
      <text:p text:style-name="P5">Napisać kalkulator Odwrotnej Notacji Polskiej.</text:p>
      <text:h text:style-name="P28" text:outline-level="1">2. Analiza, projektowanie</text:h>
      <text:h text:style-name="Heading_20_2" text:outline-level="2">2.1 Algorytmy, struktury danych, ograniczenia specyfikacji</text:h>
      <text:list xml:id="list614317011" text:style-name="L1">
        <text:list-item>
          <text:p text:style-name="P9">Struktury danych</text:p>
        </text:list-item>
      </text:list>
      <text:p text:style-name="P24"><text:span text:style-name="T5">Pojedyncze w</text:span><text:span text:style-name="T4">yrażenia Odwrotnej Notacji Polskiej </text:span><text:span text:style-name="T7">będą</text:span><text:span text:style-name="T4"> przechowywane w </text:span><text:span text:style-name="T5">buforze</text:span><text:span text:style-name="T4"> o stałej długości. </text:span><text:span text:style-name="T5">Podczas obliczania wartości wyrażenia, liczby przechowywane </text:span><text:span text:style-name="T7">będą</text:span><text:span text:style-name="T5"> na stosie, który zaimplementowany został na zasadzie listy jednokierunkowej. </text:span><text:span text:style-name="T6">Podczas przekazywania operandów, </text:span><text:span text:style-name="T8">będą umieszczane</text:span><text:span text:style-name="T6"> w dynamicznie alokowanej tablicy.</text:span></text:p>
      <text:list xml:id="list23530025555362" text:continue-numbering="true" text:style-name="L1">
        <text:list-item>
          <text:p text:style-name="P10">Algorytmy</text:p>
        </text:list-item>
      </text:list>
      <text:p text:style-name="P25"><text:span text:style-name="T4">Do obliczania wartości wyrażenia ONP </text:span><text:span text:style-name="T8">wykorzystany zostanie </text:span><text:span text:style-name="T4">podstawow</text:span><text:span text:style-name="T8">y </text:span><text:span text:style-name="T4">algorytmu realizując</text:span><text:span text:style-name="T8">y</text:span><text:span text:style-name="T4"> ten problem.</text:span></text:p>
      <text:list xml:id="list23530053166861" text:continue-numbering="true" text:style-name="L1">
        <text:list-item>
          <text:p text:style-name="P9">Ograniczenia specyfikacji</text:p>
        </text:list-item>
      </text:list>
      <text:p text:style-name="P26">Rozmiar bufora jest określany przez programistę, zatem ewentualne zmiany w tym zakresie będą wymagały ponownej kompilacji. Ponadto, rozmiar stosu <text:span text:style-name="T13">(a zatem maksymalny rozmiar rozwiązywanego wyrażenia) </text:span>będzie ograniczony przez zasoby sprzętowe komputera. <text:span text:style-name="T13">Problem ten można jednak obejść, jeżeli zastosuje się pamięć kalkulatora do ręcznego podziału zbyt długich wyrażeń na krótsze.</text:span></text:p>
      <text:h text:style-name="P27" text:outline-level="2">2.2 Analiza problemu, podstawy teoretyczne</text:h>
      <text:p text:style-name="P12">Odwrotna Notacja Polska to sposób zapisu wyrażeń arytmetycznych, w którym operator umieszczany jest po operandach, jakich dotyczy. Zapis ten pozwala na całkowitą rezygnację z użycia nawiasów, jako że jednoznacznie określa kolejność wykonywanych działań.</text:p>
      <text:p text:style-name="P12">Przykład:</text:p>
      <text:p text:style-name="P12">(21 + 88) / 37</text:p>
      <text:p text:style-name="P12">zapisane w ONP:</text:p>
      <text:p text:style-name="P12">21 88 + 37 /</text:p>
      <text:h text:style-name="P28" text:outline-level="1"><text:soft-page-break/>3. Specyfikacja zewnętrzna</text:h>
      <text:h text:style-name="P27" text:outline-level="2">3.1 Obsługa programu</text:h>
      <text:p text:style-name="P13">Program jest wywoływany z wiersza poleceń i przyjmuje następujące przełączniki (ich kolejność występowania jest dowolna):</text:p>
      <text:list xml:id="list337021005" text:style-name="L2">
        <text:list-item>
          <text:p text:style-name="P14"><text:span text:style-name="T20">-i</text:span> <text:span text:style-name="T23">plik_wej<text:tab/></text:span><text:span text:style-name="T14">pozwala ustawić plik wejściowy, z którego będą pobierane wyrażenia; jeżeli plik nie zostanie podany, </text:span><text:span text:style-name="T15">program będzie czekał na wprowadzenie wyrażeń na standardowe wejście</text:span></text:p>
        </text:list-item>
        <text:list-item>
          <text:p text:style-name="P14"><text:span text:style-name="T16">-o</text:span><text:span text:style-name="T14"> </text:span><text:span text:style-name="T23">plik_wyj<text:tab/></text:span><text:span text:style-name="T14">pozwala ustawić plik wyjściowy, do którego trafią wyrażenia wraz z wynikami; jeżeli plik nie zostanie podany, wyniki znajdą się na standardowym wyjściu</text:span></text:p>
        </text:list-item>
        <text:list-item>
          <text:p text:style-name="P11"><text:span text:style-name="T14">-p </text:span><text:span text:style-name="T24">liczba</text:span><text:span text:style-name="T17"><text:tab/>pozwala ustawić długość rozwinięcia dziesiętnego zwracanych wyników; </text:span><text:span text:style-name="T18">podana liczba powinna wynosić od 0 do 15</text:span><text:span text:style-name="T17"> ; </text:span><text:span text:style-name="T18">domyślnie wynosi 2</text:span></text:p>
        </text:list-item>
        <text:list-item>
          <text:p text:style-name="P11"><text:span text:style-name="T14">-</text:span><text:span text:style-name="T15">m</text:span><text:span text:style-name="T18"> </text:span><text:span text:style-name="T24">znak</text:span><text:span text:style-name="T18"><text:tab/>pozwala ustawić znak, jaki będzie rozpoczynał operatory pamięci kalkulatora (np. zamiast domyślnych operatorów </text:span><text:span text:style-name="T15">m+, m-, mr, mc</text:span><text:span text:style-name="T18"> będzie można użyć </text:span><text:span text:style-name="T15">p+, p-, pr, pc</text:span><text:span text:style-name="T18">)</text:span></text:p>
        </text:list-item>
        <text:list-item>
          <text:p text:style-name="P11"><text:span text:style-name="T15">-w </text:span><text:span text:style-name="T24">znak<text:tab/></text:span><text:span text:style-name="T18">pozwala ustawić znak, jaki będzie traktowany jako przerwa między kolejnymi liczbami i operatorami; domyślnie znakiem tym jest </text:span><text:span text:style-name="T15">spacja</text:span></text:p>
        </text:list-item>
        <text:list-item>
          <text:p text:style-name="P11"><text:span text:style-name="T15">-h</text:span><text:span text:style-name="T18"><text:tab/><text:tab/>wyświetla pomoc</text:span></text:p>
        </text:list-item>
      </text:list>
      <text:h text:style-name="P27" text:outline-level="2">3.2 Format danych wejściowych</text:h>
      <text:p text:style-name="P15">W wyrażeniach spełniających standardy ONP, poszczególne liczby i operatory muszą być oddzielone <text:span text:style-name="T26">znakiem przerwy (domyślnie </text:span><text:span text:style-name="T21">spacją</text:span><text:span text:style-name="T9">), a zakończone znakiem nowej linii. Rozwinięcie dziesiętne liczb musi być oddzielone </text:span><text:span text:style-name="T21">kropką</text:span><text:span text:style-name="T9">, nie przecinkiem. <text:s/>Podstawowe operacje oznaczone są znakami </text:span><text:span text:style-name="T21">+, -, *, /, ^</text:span><text:span text:style-name="T9"> (potęgowanie i pierwiastkowanie). Aby skorzystać z pamięci kalkulatora, należy użyć operatorów </text:span><text:span text:style-name="T21">m+, m-, mr, mc</text:span><text:span text:style-name="T9">; z pamięci kalkulatora można korzystać w dowolnym momencie, bez względu na aktualny wynik obliczeń, np.:</text:span></text:p>
      <text:p text:style-name="P16"><text:span text:style-name="T4">7 m+ mr -</text:span></text:p>
      <text:p text:style-name="P16"><text:span text:style-name="T4">da wynik wynoszący 0. Należy zauważyć, że </text:span><text:span text:style-name="T10">operator mr zostaje niejako „zastąpiony” przez aktualną wartość pamięci podczas przetwarzania wyrażenia, więc obliczone zostanie wyrażenie:</text:span></text:p>
      <text:p text:style-name="P17"><text:span text:style-name="T4">7 7 -<text:tab/><text:tab/>co oczywiście wynosi 0.</text:span></text:p>
      <text:p text:style-name="P17"><text:span text:style-name="T4">Pamięć kalkulatora nie jest czyszczona pomiędzy wyrażeniami.</text:span></text:p>
      <text:p text:style-name="P18"><text:span text:style-name="T4">Użytkownik ma do dyspozycji także inne, specjalne operatory. Operator </text:span><text:span text:style-name="T20">#</text:span><text:span text:style-name="T4"> służy do otwarcia komentarza, który trwa do końca linii. Operator </text:span><text:span text:style-name="T22">$ </text:span><text:span text:style-name="T11">pozwala zakończyć pracę programu w dowolnym momencie, zaś operator </text:span><text:span text:style-name="T22">x </text:span><text:span text:style-name="T11">pozwala skasować aktualny wynik. Każdy z nich może zostać przedefiniowany przez użytkownika za pomocą dodatkowych argumentów wiersza poleceń </text:span><text:soft-page-break/><text:span text:style-name="T11">(odpowiednio </text:span><text:span text:style-name="T22">-c </text:span><text:span text:style-name="T25">innyznak</text:span><text:span text:style-name="T11"> dla komentarza, </text:span><text:span text:style-name="T22">-q </text:span><text:span text:style-name="T25">innyznak</text:span><text:span text:style-name="T22"> </text:span><text:span text:style-name="T11">dla wyjścia z programu, </text:span><text:span text:style-name="T22">-d</text:span><text:span text:style-name="T11"> </text:span><text:span text:style-name="T25">innyznak</text:span><text:span text:style-name="T19"> dla kasowania wyniku). Przykładowe wyrażenia wykorzystujące powyższe operatory i wyniki, jakie zwrócą:</text:span></text:p>
      <text:p text:style-name="P19"><text:span text:style-name="T17">3 #fajna liczba tutaj jest<text:tab/><text:tab/><text:tab/>= 3</text:span></text:p>
      <text:p text:style-name="P19"><text:span text:style-name="T17">3 # 3 -<text:tab/><text:tab/><text:tab/><text:tab/><text:tab/><text:tab/>= 3</text:span></text:p>
      <text:p text:style-name="P19"><text:span text:style-name="T17">3 3 * # x<text:tab/><text:tab/><text:tab/><text:tab/><text:tab/>= 9</text:span></text:p>
      <text:p text:style-name="P19"><text:span text:style-name="T17">3 x<text:tab/><text:tab/><text:tab/><text:tab/><text:tab/><text:tab/>= __</text:span></text:p>
      <text:p text:style-name="P19"><text:span text:style-name="T17">3 x 4<text:tab/><text:tab/><text:tab/><text:tab/><text:tab/><text:tab/>= 4</text:span></text:p>
      <text:p text:style-name="P21"><text:span text:style-name="T17">Przykładowy plik wejściowy z poprawnymi danymi został umieszczony na dysku sieciowym.</text:span></text:p>
      <text:h text:style-name="P27" text:outline-level="2">3.3 Komunikaty</text:h>
      <text:p text:style-name="P19">Program informuje użytkownika o:</text:p>
      <text:list xml:id="list1503258053" text:style-name="L3">
        <text:list-item>
          <text:p text:style-name="P20">podaniu błędnych argumentów wiersza poleceń</text:p>
        </text:list-item>
        <text:list-item>
          <text:p text:style-name="P20">podaniu sprzecznych argumentów wiersza poleceń (-c k -w k)</text:p>
        </text:list-item>
        <text:list-item>
          <text:p text:style-name="P20">podaniu błędnego operatora pamięci</text:p>
        </text:list-item>
        <text:list-item>
          <text:p text:style-name="P20">podaniu niewystarczającej liczby operandów dla danej operacji</text:p>
        </text:list-item>
        <text:list-item>
          <text:p text:style-name="P20">podaniu niewłaściwego wyrazu w wyrażeniu ONP</text:p>
        </text:list-item>
        <text:list-item>
          <text:p text:style-name="P20">błędach przy otwieraniu plików</text:p>
        </text:list-item>
        <text:list-item>
          <text:p text:style-name="P20">błędach przy alokacji pamięci – <text:span text:style-name="T27">błędy te uznawane są za krytyczne, a program w przypadku ich wystąpienia przerwie przetwarzanie bieżącego wyrażenia i przejdzie do kolejnego</text:span></text:p>
        </text:list-item>
      </text:list>
      <text:h text:style-name="P28" text:outline-level="1">4. Specyfikacja wewnętrzna</text:h>
      <text:p text:style-name="P6">Specyfikacja wewnętrzna dotycząca struktur i funkcji wygenerowana za pomocą narzędzia Doxygen została umieszczona na dysku sieciowym.</text:p>
      <text:h text:style-name="P29" text:outline-level="1">5. Testowanie</text:h>
      <text:p text:style-name="P21">Program został przetestowany pod kątem wycieków i prób dostępu do zwolnionej pamięci za pomocą narzędzia AddressSanitizer.</text:p>
      <text:p text:style-name="P22"><text:span text:style-name="T27">Poprawność działania programu została przetestowana za pomocą losowych wyrażeń ONP, zawierających zarówno operatory arytmetyczne, jak i te specjalne. W żadnym przypadku nie nastąpiło niespodziewane zakończenie pracy programu. Obsługa argumentów wiersza poleceń również została przetestowana.</text:span></text:p>
      <text:h text:style-name="P29" text:outline-level="1"><text:soft-page-break/>6. Wnioski</text:h>
      <text:p text:style-name="P21">Stworzenie kalkulatora ONP było dla mnie ciekawym wyzwaniem. <text:span text:style-name="T28">Miałem okazję poprawić swoją biegłość w korzystaniu z makr preprocesora i wskaźników na funkcje.</text:span></text:p>
      <text:p text:style-name="P23">Podczas pracy nad projektem starałem się, aby gotowy program był w pewnym stopniu modularny: wszystkie operatory specjalne mogą zostać zmodyfikowane przez użytkownika, natomiast wewnętrzna logika programu jest tak skonstruowana, że sprawienie, aby za dodawanie odpowiadał operator <text:span text:style-name="T20">dOdAj</text:span> jest kwestią podmiany jednego łańcucha znaków w kodzie. Również liczba operacji i funkcji programu nie jest ściśle ograniczona – wykorzystanie tablicy wskaźników na funkcje sprawia, że dodanie obsługi np. funkcji trygonometrycznych jest stosunkowo pros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officeooo:rsid="0006343e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dbac" officeooo:paragraph-rsid="0004dbac"/>
    </style:style>
    <style:style style:name="MP2" style:family="paragraph" style:parent-style-name="Footer">
      <style:text-properties officeooo:rsid="00033513" officeooo:paragraph-rsid="00033513"/>
    </style:style>
    <style:style style:name="MT1" style:family="text">
      <style:text-properties officeooo:rsid="000b58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/text:p>
      </style:header>
      <style:header-first>
        <text:p text:style-name="Header_20_left"><text:tab/><text:tab/><text:span text:style-name="MT1">14.06.2019</text:span></text:p>
      </style:header-first>
      <style:footer>
        <text:p text:style-name="MP2">kalkulator ONP<text:tab/><text:tab/>Tomasz Sitek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23:18:25.407000000</meta:creation-date>
    <dc:date>2019-06-14T02:35:28.196000000</dc:date>
    <meta:editing-duration>PT14M17S</meta:editing-duration>
    <meta:editing-cycles>3</meta:editing-cycles>
    <meta:generator>LibreOffice/6.0.6.2$Windows_X86_64 LibreOffice_project/0c292870b25a325b5ed35f6b45599d2ea4458e77</meta:generator>
    <meta:document-statistic meta:table-count="0" meta:image-count="0" meta:object-count="0" meta:page-count="5" meta:paragraph-count="61" meta:word-count="812" meta:character-count="5936" meta:non-whitespace-character-count="5169"/>
  </office:meta>
</office:document-meta>
</file>